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8.65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 Narrow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 Narrow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ge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Progress</text:p>
          </table:table-cell>
          <table:table-cell office:value-type="string" calcext:value-type="string">
            <text:p>17-5-31-2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ge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gent #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ge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ingent #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ge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ingent #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ge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ingent #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ge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ingent #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lement 8b RCA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-Progre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form Delay &amp; Area analysis of 8b RCA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ingent #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lement 8b CS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form Delay &amp; Area analysis of 8b C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ingent #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lement 8b Lynch-Swartzlander ad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form Delay &amp; Area analysis of 8b Lynch-Swartzlander ad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ingent #11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23:20:25.071076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3:01:14.071291385</meta:creation-date>
    <dc:date>2017-06-01T23:25:47.786917834</dc:date>
    <meta:editing-duration>PT6M46S</meta:editing-duration>
    <meta:editing-cycles>4</meta:editing-cycles>
    <meta:generator>LibreOffice/5.3.1.2$Linux_X86_64 LibreOffice_project/30m0$Build-2</meta:generator>
    <meta:document-statistic meta:table-count="1" meta:cell-count="42" meta:object-count="0"/>
  </office:meta>
</office:document-meta>
</file>